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30%" draw:textarea-horizontal-align="justify" draw:textarea-vertical-align="middle" draw:auto-grow-height="false" fo:min-height="0cm" fo:min-width="0cm" draw:shadow-opacity="30%"/>
    </style:style>
    <style:style style:name="gr2" style:family="graphic" style:parent-style-name="standard">
      <style:graphic-properties draw:fill-color="#dd4814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Square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5.334cm" svg:x="3.413cm" svg:y="10.7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335cm" svg:height="5.334cm" svg:x="3.54cm" svg:y="2.55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02cm" svg:height="1.016cm" svg:x="4.683cm" svg:y="3.313cm">
          <text:p text:style-name="P2"><text:span text:style-name="T1">p::above(1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048cm" svg:height="1.27cm" svg:x="4.81cm" svg:y="5.345cm">
          <text:p text:style-name="P3"><text:span text:style-name="T2">set_state(“ok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02cm" svg:height="1.016cm" svg:x="8.493cm" svg:y="3.313cm">
          <text:p text:style-name="P2"><text:span text:style-name="T1">p::under(5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302cm" svg:height="1.27cm" svg:x="8.493cm" svg:y="5.345cm">
          <text:p text:style-name="P3"><text:span text:style-name="T2">set_state(“critical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302cm" svg:height="1.27cm" svg:x="12.43cm" svg:y="5.345cm">
          <text:p text:style-name="P3"><text:span text:style-name="T2">set_state(“warning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.334cm" svg:y1="3.313cm" svg:x2="10.271cm" svg:y2="2.678cm">
          <text:p/>
        </draw:line>
        <draw:line draw:style-name="gr4" draw:text-style-name="P1" draw:layer="layout" svg:x1="6.334cm" svg:y1="5.345cm" svg:x2="6.334cm" svg:y2="4.202cm">
          <text:p/>
        </draw:line>
        <draw:line draw:style-name="gr4" draw:text-style-name="P1" draw:layer="layout" svg:x1="10.144cm" svg:y1="7.885cm" svg:x2="6.207cm" svg:y2="6.615cm">
          <text:p/>
        </draw:line>
        <draw:line draw:style-name="gr4" draw:text-style-name="P1" draw:layer="layout" svg:x1="10.017cm" svg:y1="9.128cm" svg:x2="10.017cm" svg:y2="7.758cm">
          <text:p/>
        </draw:line>
        <draw:frame draw:style-name="gr5" draw:layer="layout" svg:width="4.799cm" svg:height="0.962cm" svg:x="10.679cm" svg:y="1.054cm">
          <draw:text-box>
            <text:p>Incoming event</text:p>
          </draw:text-box>
        </draw:frame>
        <draw:frame draw:style-name="gr5" draw:layer="layout" svg:width="4.799cm" svg:height="0.962cm" svg:x="10.271cm" svg:y="8.066cm">
          <draw:text-box>
            <text:p>Outgoing event</text:p>
          </draw:text-box>
        </draw:frame>
        <draw:custom-shape draw:style-name="gr2" draw:text-style-name="P2" draw:layer="layout" svg:width="3.302cm" svg:height="1.016cm" svg:x="4.556cm" svg:y="11.535cm">
          <text:p text:style-name="P2"><text:span text:style-name="T1">p::above(1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048cm" svg:height="1.27cm" svg:x="4.683cm" svg:y="13.567cm">
          <text:p text:style-name="P3"><text:span text:style-name="T2">set_state(“ok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02cm" svg:height="1.016cm" svg:x="8.366cm" svg:y="11.535cm">
          <text:p text:style-name="P2"><text:span text:style-name="T1">p::under(5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302cm" svg:height="1.27cm" svg:x="8.366cm" svg:y="13.567cm">
          <text:p text:style-name="P3"><text:span text:style-name="T2">set_state(“critical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302cm" svg:height="1.27cm" svg:x="12.303cm" svg:y="13.567cm">
          <text:p text:style-name="P3"><text:span text:style-name="T2">set_state(“warning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0.017cm" svg:y1="11.668cm" svg:x2="10.017cm" svg:y2="10.773cm">
          <text:p/>
        </draw:line>
        <draw:line draw:style-name="gr4" draw:text-style-name="P1" draw:layer="layout" svg:x1="9.89cm" svg:y1="13.7cm" svg:x2="9.89cm" svg:y2="12.557cm">
          <text:p/>
        </draw:line>
        <draw:line draw:style-name="gr4" draw:text-style-name="P1" draw:layer="layout" svg:x1="9.763cm" svg:y1="16.24cm" svg:x2="9.763cm" svg:y2="14.843cm">
          <text:p/>
        </draw:line>
        <draw:line draw:style-name="gr4" draw:text-style-name="P1" draw:layer="layout" svg:x1="9.763cm" svg:y1="17.256cm" svg:x2="9.763cm" svg:y2="15.986cm">
          <text:p/>
        </draw:line>
        <draw:frame draw:style-name="gr6" draw:layer="layout" svg:width="4.827cm" svg:height="0.962cm" svg:x="10.525cm" svg:y="9.255cm">
          <draw:text-box>
            <text:p>Incoming event</text:p>
          </draw:text-box>
        </draw:frame>
        <draw:frame draw:style-name="gr5" draw:layer="layout" svg:width="4.799cm" svg:height="0.962cm" svg:x="10.144cm" svg:y="16.288cm">
          <draw:text-box>
            <text:p>Outgoing event</text:p>
          </draw:text-box>
        </draw:frame>
        <draw:line draw:style-name="gr4" draw:text-style-name="P1" draw:layer="layout" svg:x1="10.017cm" svg:y1="10.779cm" svg:x2="10.017cm" svg:y2="9.509cm">
          <text:p/>
        </draw:line>
        <draw:line draw:style-name="gr4" draw:text-style-name="P1" draw:layer="layout" svg:x1="10.144cm" svg:y1="2.524cm" svg:x2="10.144cm" svg:y2="1.381cm">
          <text:p/>
        </draw:line>
        <draw:custom-shape draw:style-name="gr1" draw:text-style-name="P1" draw:layer="layout" svg:width="13.335cm" svg:height="5.334cm" svg:x="3.413cm" svg:y="1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02cm" svg:height="1.016cm" svg:x="4.556cm" svg:y="20.431cm">
          <text:p text:style-name="P2"><text:span text:style-name="T1">p::above(1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048cm" svg:height="1.27cm" svg:x="4.683cm" svg:y="22.068cm">
          <text:p text:style-name="P3"><text:span text:style-name="T2">set_state(“ok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02cm" svg:height="1.016cm" svg:x="8.366cm" svg:y="20.431cm">
          <text:p text:style-name="P2"><text:span text:style-name="T1">p::under(5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302cm" svg:height="1.27cm" svg:x="8.366cm" svg:y="22.068cm">
          <text:p text:style-name="P3"><text:span text:style-name="T2">set_state(“critical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302cm" svg:height="1.27cm" svg:x="12.303cm" svg:y="22.068cm">
          <text:p text:style-name="P3"><text:span text:style-name="T2">set_state(“warning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9.763cm" svg:y1="25.757cm" svg:x2="9.763cm" svg:y2="24.487cm">
          <text:p/>
        </draw:line>
        <draw:frame draw:style-name="gr5" draw:layer="layout" svg:width="4.799cm" svg:height="0.962cm" svg:x="10.144cm" svg:y="24.789cm">
          <draw:text-box>
            <text:p>Outgoing event</text:p>
          </draw:text-box>
        </draw:frame>
        <draw:line draw:style-name="gr4" draw:text-style-name="P1" draw:layer="layout" svg:x1="10.017cm" svg:y1="19.28cm" svg:x2="10.017cm" svg:y2="18.01cm">
          <text:p/>
        </draw:line>
        <draw:line draw:style-name="gr4" draw:text-style-name="P1" draw:layer="layout" svg:x1="14.208cm" svg:y1="22.082cm" svg:x2="10.017cm" svg:y2="19.161cm">
          <text:p/>
        </draw:line>
        <draw:line draw:style-name="gr4" draw:text-style-name="P1" draw:layer="layout" svg:x1="9.636cm" svg:y1="24.495cm" svg:x2="14.081cm" svg:y2="23.3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0T14:46:59.387684794</meta:creation-date>
    <dc:date>2014-09-20T15:32:15.741906663</dc:date>
    <meta:editing-duration>PT28M36S</meta:editing-duration>
    <meta:editing-cycles>2</meta:editing-cycles>
    <meta:generator>LibreOffice/4.2.6.3$Linux_X86_64 LibreOffice_project/420m0$Build-3</meta:generator>
    <meta:document-statistic meta:object-count="37"/>
  </office:meta>
</office:document-meta>
</file>